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Heading_20_2">
      <style:text-properties style:language-asian="zh" style:country-asian="TW"/>
    </style:style>
    <style:style style:name="P17" style:family="paragraph" style:parent-style-name="Text_20_body">
      <style:text-properties style:language-asian="zh" style:country-asian="TW"/>
    </style:style>
    <style:style style:name="P18" style:family="paragraph" style:parent-style-name="Heading_20_3">
      <style:text-properties style:language-asian="zh" style:country-asian="TW"/>
    </style:style>
    <style:style style:name="P19" style:family="paragraph" style:parent-style-name="Text_20_body_20_indent">
      <style:text-properties style:language-asian="zh" style:country-asian="TW"/>
    </style:style>
    <style:style style:name="P20" style:family="paragraph" style:parent-style-name="Code_20_Indent">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1"/>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01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3" text:anchor-type="paragraph" svg:x="0.03cm" svg:y="0.22cm" svg:width="4.551cm" svg:height="1.93cm" draw:z-index="0"><draw:image xlink:href="../images/potix.jpg" xlink:type="simple" xlink:show="embed" xlink:actuate="onLoad"/></draw:frame></text:p>
      <text:p text:style-name="P3">SIMPLY RICH</text:p>
      <text:p text:style-name="P4">ZK<text:span text:style-name="T1">TM</text:span></text:p>
      <text:p text:style-name="Document_20_Title">The Component Development Guide</text:p>
      <text:p text:style-name="Document_20_SubTitle">Version 3.0.5 and later</text:p>
      <text:p text:style-name="P5"><text:span text:style-name="T2">April</text:span> 2008</text:p>
      <text:p text:style-name="P6">Potix Corporation</text:p>
      <text:p text:style-name="P7">Revision 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4</text:p>
          <text:p text:style-name="P13"><text:a xlink:type="simple" xlink:href="#1.1.Two Sides of a Component|outline">Two Sides of a Component<text:tab/>4</text:a></text:p>
          <text:p text:style-name="P14"><text:a xlink:type="simple" xlink:href="#1.1.1.View|outline">View<text:tab/>4</text:a></text:p>
          <text:p text:style-name="P14"><text:a xlink:type="simple" xlink:href="#1.1.2.Behavior|outline">Behavior<text:tab/>4</text:a></text:p>
          <text:p text:style-name="P13"><text:a xlink:type="simple" xlink:href="#1.2.Trilogy of Component Development|outline">Trilogy of Component Development<text:tab/>4</text:a></text:p>
          <text:p text:style-name="P14"><text:a xlink:type="simple" xlink:href="#1.2.1.Visual Presentation|outline">Visual Presentation<text:tab/>5</text:a></text:p>
          <text:p text:style-name="P15"><text:a xlink:type="simple" xlink:href="#1.2.1.1.HTML Tags|outline">HTML Tags<text:tab/>5</text:a></text:p>
          <text:p text:style-name="P15"><text:a xlink:type="simple" xlink:href="#1.2.1.2.JavaScript Methods|outline">JavaScript Methods<text:tab/>6</text:a></text:p>
          <text:p text:style-name="P14"><text:a xlink:type="simple" xlink:href="#1.2.2.Behavior|outline">Behavior<text:tab/>6</text:a></text:p>
          <text:p text:style-name="P14"><text:a xlink:type="simple" xlink:href="#1.2.3.Configuration|outline">Configuration<text:tab/>6</text:a></text:p>
        </text:index-body>
      </text:table-of-content>
      <text:h text:style-name="Heading_20_1" text:outline-level="1">1. Introduction</text:h>
      <text:p text:style-name="Text_20_body">Welcome to ZK, the simplest way to enrich Web Applications.</text:p>
      <text:p text:style-name="Text_20_body"><text:span text:style-name="T3">The</text:span><text:span text:style-name="T4"> Component Development Guide</text:span> des<text:span text:style-name="T2">cribes how</text:span> to develop ZK components. For ZK concepts and features refer to <text:span text:style-name="T3">the Developer's Guide</text:span>.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In this chapter, we will introduce you the basic concepts of ZK components and component development.</text:p>
      <text:h text:style-name="P16" text:outline-level="2">Two Sides of a Component</text:h>
      <text:p text:style-name="P17">A component consists of two parts: <text:span text:style-name="T5">view</text:span> and <text:span text:style-name="T5">behavior</text:span>. They are like two sides of the same coin. The view is running at the browser and interacts with the user, while the behavior is running at the server and interacts with the application.</text:p>
      <text:h text:style-name="Heading_20_3" text:outline-level="3"><draw:frame draw:style-name="fr2" draw:name="graphics2" text:anchor-type="paragraph" svg:width="15cm" svg:height="2.75cm" draw:z-index="2"><draw:image xlink:href="../images/ComponentTwoSides.gif" xlink:type="simple" xlink:show="embed" xlink:actuate="onLoad"/></draw:frame>View</text:h>
      <text:p text:style-name="Text_20_body_20_indent">The view is also known as the visual pre<text:span text:style-name="T2">sentation of a component. It is what the user saw and interacted with. When a component is created at the server, its view is created at the client to provide the visual representation.</text:span></text:p>
      <text:p text:style-name="Text_20_body_20_indent"><text:span text:style-name="T2">For example, when the application creates a button at the server, the view will be created accordingly so the user can see it. When the user clicks on the button, the button sends an event to the server, synchronize the state</text:span></text:p>
      <text:h text:style-name="Heading_20_3" text:outline-level="3">Behavior</text:h>
      <text:h text:style-name="P16" text:outline-level="2">Trilogy of Component Development</text:h>
      <text:p text:style-name="P17"><draw:frame draw:style-name="fr3" draw:name="graphics1" text:anchor-type="paragraph" svg:x="1.289cm" svg:y="2.602cm" svg:width="15cm" svg:height="7.091cm" draw:z-index="1"><draw:image xlink:href="../images/ComponentTrilogy.gif" xlink:type="simple" xlink:show="embed" xlink:actuate="onLoad"/></draw:frame>There are three steps to provide a ZK component as depicted blow. First, you have to design the visual presentation (in HTML tags and, optionally, with JavaScript codes). Second, you have to implement the behavior (in a Java class) at the server. Finally, you have to configure it with a XML file, such that your Web applications can access it.</text:p>
      <text:p text:style-name="P17">A ZK component consists of a visual presentation and a Java object (the <text:span text:style-name="T5">behavior</text:span>). They are two sides of the same coin (i.e., the component). The visual presentation is running at the browser and interacts with the user, while the Java object is running at the server and interacts with the Web application.</text:p>
      <text:h text:style-name="Heading_20_3" text:outline-level="3">Visual Presentation</text:h>
      <text:p text:style-name="Text_20_body_20_indent">The<text:span text:style-name="T2"> visual presentation is basically a piece of HTML tags and, optionally, JavaScript methods. The HTML tags are the visual part, while JavaScript methods initialize, clean up and manipulate the component.</text:span></text:p>
      <text:h text:style-name="Heading_20_4" text:outline-level="4">HTML Tags</text:h>
      <text:p text:style-name="Text_20_body_20_indent_20_2">Depending on your UI design, you must have a piece of HTML tags to represent the visual part of the component. For example, assume you want to use BUTTON tag to represent a component, and then the visual presentation might look as follows.</text:p>
      <text:p text:style-name="Code_20_Indent_20_2">&lt;BUTTON id="z_ed_0" z.type="mycomps.MyButton"&gt;I am a button&lt;/BUTTON&gt;</text:p>
      <text:p text:style-name="Text_20_body_20_indent_20_2">where <text:span text:style-name="T6">z_ed_0</text:span> is the component's UUID (which is assigned by ZK Loader), and <text:span text:style-name="T6">z.type</text:span> is a special attribute used to indicate the type of the component.</text:p>
      <text:p text:style-name="Text_20_body_20_indent_20_2">The visual presentation are running at and interpreted by the browser. However, they are generated at the server and you can use your favorite technology to generate them. For example, you can use DSP<text:note text:id="ftn1" text:note-class="footnote"><text:note-citation>1</text:note-citation><text:note-body><text:p text:style-name="Footnote">DSP (Dyn<text:span text:style-name="T2">amical Server Page) is a template technology developed by Potix. It is similar to JSP, but it can be embedded into a JAR file and no need to be compiled to Java codes first.</text:span></text:p></text:note-body></text:note>, JSP, Servlet and whatever Java Servlet technology you like. For sake of convenience, we will use DSP mostly in this guide.</text:p>
      <text:p text:style-name="Text_20_body_20_indent_20_2">In addition to Java Servlet technologies, you can implement it with a so-called component renderer (<text:span text:style-name="T6">org.zkoss.zk.ui.util.ComponentRenderer</text:span>) instead. It is a bit harder to read but with better performance. We will talk more about it later.</text:p>
      <text:h text:style-name="Heading_20_4" text:outline-level="4">Jav<text:span text:style-name="T2">aScript Methods</text:span></text:h>
      <text:p text:style-name="Text_20_body_20_indent_20_2">Except implementing a very simple component, you usually need to provide some JavaScript codes to interact with the user, to manipulate HTML tags, and to communicate with the server. The JavaScript codes depending on their purpose can be grouped into separate methods. For example, assume you want to register an event listener when the component is initialized at the browser, and then the JavaScript codes might look as follows.</text:p>
      <text:p text:style-name="Code_20_Indent_20_2">zkMyButton.init = function (cmp) {</text:p>
      <text:p text:style-name="Code_20_Indent_20_2"><text:tab/>zk.listen(cmp, "click", function (evt) {/*my listener*/});</text:p>
      <text:p text:style-name="Code_20_Indent_20_2">};</text:p>
      <text:p text:style-name="Text_20_body_20_indent_20_2">where the method name is determined by the component type and when to call. In this example, the button's <text:span text:style-name="T6">z.type</text:span> is <text:span text:style-name="T6">mycomps.MyButton</text:span> (specified in the <text:span text:style-name="T6">z.type</text:span> attribute as described above). It means the JavaScript codes are located in <text:s/>a JavaScript file called, <text:span text:style-name="T6">/web/js/mycomps.js</text:span>. (and it must be locatable by the class loader), and the component type is <text:span text:style-name="T6">MyButton</text:span>.</text:p>
      <text:p text:style-name="Text_20_body_20_indent_20_2">Since we want it to run during initialization, the method name shall be <text:span text:style-name="T6">zkMyButton.init</text:span> (<text:span text:style-name="T6">= "zk" + "Type" + ".when"</text:span>). Similarly, If you want a method to be called when the browser is resized, the method name will be <text:span text:style-name="T6">zkMyButton.onSize</text:span>. We will talk more about it later.</text:p>
      <text:h text:style-name="P18" text:outline-level="3">Behavior</text:h>
      <text:p text:style-name="P19">The behavior is the API of the component that Web applications interact with. More precisely, it is a Java class implementing the <text:span text:style-name="T6">org.zkoss.zk.ui.Component</text:span> interface.</text:p>
      <text:p text:style-name="P19">You generally don't implement this interface directly. Rather, you, depending on the requrirement, extend from one of the existent classes, such as <text:span text:style-name="T6">org.zkoss.zk.ui.AbstractComponent</text:span>, <text:s/><text:span text:style-name="T6">org.zkoss.zk.ui.HtmlBasedComponent</text:span>, and <text:s/><text:span text:style-name="T6">org.zkoss.zul.XulComponent</text:span>. We will talk about how to select later.</text:p>
      <text:p text:style-name="P19">For example, assume we want to extend the most skeletal implementation AbstractComponent, and then the Java class might look as follows.</text:p>
      <text:p text:style-name="Code_20_Indent">public MyButton ext<text:span text:style-name="T2">ends AbstractComponent {</text:span></text:p>
      <text:p text:style-name="P20">}</text:p>
      <text:p text:style-name="Text_20_body_20_indent">If you are ext<text:span text:style-name="T2">ending from one of the skeletal implementations, there is basically no abstract method you have to implement other than component-specific methods.</text:span></text:p>
      <text:h text:style-name="P18" text:outline-level="3">Configuration</text:h>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6</text:page-number> of <text:page-count>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4-10T18:17:41</dc:date>
    <meta:printed-by>Henri Chen</meta:printed-by>
    <meta:print-date>2006-08-04T11:03:45</meta:print-date>
    <meta:keyword>ZK ZUL ZHTML</meta:keyword>
    <dc:language>en-US</dc:language>
    <meta:editing-cycles>5034</meta:editing-cycles>
    <meta:editing-duration>P19DT13H21M15S</meta:editing-duration>
    <meta:user-defined meta:name="Info 1"/>
    <meta:user-defined meta:name="Info 2"/>
    <meta:user-defined meta:name="Info 3"/>
    <meta:user-defined meta:name="Info 4"/>
    <meta:document-statistic meta:table-count="0" meta:image-count="3" meta:object-count="0" meta:page-count="6" meta:paragraph-count="62" meta:word-count="1054" meta:character-count="6554"/>
  </office:meta>
</office:document-meta>
</file>